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733bf" officeooo:paragraph-rsid="000733bf"/>
    </style:style>
    <style:style style:name="P2" style:family="paragraph" style:parent-style-name="Standard">
      <style:text-properties fo:font-size="18pt" officeooo:rsid="000733bf" officeooo:paragraph-rsid="000733bf" style:font-size-asian="18pt" style:font-size-complex="18pt"/>
    </style:style>
    <style:style style:name="P3" style:family="paragraph" style:parent-style-name="Standard">
      <style:paragraph-properties fo:text-align="center" style:justify-single-word="false"/>
      <style:text-properties fo:font-size="18pt" officeooo:rsid="000733bf" officeooo:paragraph-rsid="000733bf" style:font-size-asian="18pt" style:font-size-complex="18pt"/>
    </style:style>
    <style:style style:name="P4" style:family="paragraph" style:parent-style-name="Standard">
      <style:paragraph-properties fo:text-align="start" style:justify-single-word="false"/>
      <style:text-properties fo:font-size="16pt" officeooo:rsid="000733bf" officeooo:paragraph-rsid="000733bf" style:font-size-asian="14pt" style:font-size-complex="16pt"/>
    </style:style>
    <style:style style:name="T1" style:family="text">
      <style:text-properties fo:font-size="16pt" style:font-size-asian="14pt" style:font-size-complex="16pt"/>
    </style:style>
    <style:style style:name="T2" style:family="text">
      <style:text-properties fo:font-size="16pt" officeooo:rsid="00079e69" style:font-size-asian="14pt" style:font-size-complex="16pt"/>
    </style:style>
    <style:style style:name="T3" style:family="text">
      <style:text-properties fo:font-size="16pt" officeooo:rsid="00098019" style:font-size-asian="14pt" style:font-size-complex="16pt"/>
    </style:style>
    <style:style style:name="T4" style:family="text">
      <style:text-properties fo:font-size="16pt" officeooo:rsid="00099a36" style:font-size-asian="14pt" style:font-size-complex="16pt"/>
    </style:style>
    <style:style style:name="T5" style:family="text">
      <style:text-properties fo:font-size="16pt" officeooo:rsid="000aaf9c" style:font-size-asian="14pt" style:font-size-complex="16pt"/>
    </style:style>
    <style:style style:name="T6" style:family="text">
      <style:text-properties fo:font-size="16pt" officeooo:rsid="000bf430" style:font-size-asian="14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lal Tekin</text:p>
      <text:p text:style-name="P2">2017400264</text:p>
      <text:p text:style-name="P3">CMPE230 HOMEWORK 3</text:p>
      <text:p text:style-name="P4"/>
      <text:p text:style-name="P1"><text:span text:style-name="T1">First of all, I Created a MainWindow to show </text:span><text:span text:style-name="T6">the game</text:span><text:span text:style-name="T1">. <text:s/>After that I created a widget to add layouts to MainWindow Object. There are tree main layout that we need. They are Vertical Layout, Horizontal Layout, and Grid Layout. In my code, Horizontal and Grid Layout</text:span><text:span text:style-name="T6">s</text:span><text:span text:style-name="T1"> are inserted into Vertical Layout and Vertical Layout is added to a Widget. </text:span><text:span text:style-name="T6">F</text:span><text:span text:style-name="T1">inally, Widget is added to MainWindow. With this order, we can say that structure of </text:span><text:span text:style-name="T3">the </text:span><text:span text:style-name="T1">code is completed. We can begin with horizontal layout whose name in my code is Top Layout. This layout shows some components which are timer, score, New Game and Quit buttons. For these components, I create</text:span><text:span text:style-name="T3">d</text:span><text:span text:style-name="T1"> sep</text:span><text:span text:style-name="T3">a</text:span><text:span text:style-name="T1">rate classes with necessary variables. For example, The Timer Class, keeps timer object and a label which shows time for every second. Then, in Score Class, scoreLabel and scoreNumber keeps player’s score and shows it in top layout. New Game button and Quit Button are created within TopLayout Class. But the functionality of New Game button</text:span><text:span text:style-name="T2"> was moved to a separate class </text:span><text:span text:style-name="T3">whose name is ‘RestartGame’ </text:span><text:span text:style-name="T2">for effectiveness. With these, the Top Layout </text:span><text:span text:style-name="T3">is</text:span><text:span text:style-name="T2">complete</text:span><text:span text:style-name="T3">d</text:span><text:span text:style-name="T2">. We can continue with Grid Layout which is very effective for displaying element of UI. I created 5x6 : 30 ColorButtons which is my </text:span><text:span text:style-name="T6">own </text:span><text:span text:style-name="T2">Button </text:span><text:span text:style-name="T6">c</text:span><text:span text:style-name="T2">lass that extends QpushButton. I Connect</text:span><text:span text:style-name="T4">ed</text:span><text:span text:style-name="T2"> all buttons with clicked() signal and sen</text:span><text:span text:style-name="T4">t</text:span><text:span text:style-name="T2"> all signals to different slots which handle the desired event. For example, when buttons in Grid Layout are clicked, three methods are called which for changing the text of buttons, checking score of player, and checking if game finished. With these methods, Player can click buttons and can see the text of buttons, his new score, and when he/she finishes the game , a Message appears which says that You Won ! </text:span><text:span text:style-name="T4">We can continue with details of Classes. In ColorButton Class I created some static variables which are prevText that holds the previous button’s text clicked, prevButton that is previously clicked button, currentButton that is clicked at that moment, and isScored that becomes true in case of matching. When two clicked buttons’ texts do not match, then clearText() method is called and everything is set to default values. But if prevText and currentButton text are the same, then we can make isScored true, and set a timer object which lives for 700 ms to show both mached text to player. After 700ms both buttons will dissappear, and all static variables will be set to default values. With these functionality, the player can see all buttons’ texts, and the game will be </text:span><text:soft-page-break/><text:span text:style-name="T4">more meaningful</text:span><text:span text:style-name="T6">l</text:span><text:span text:style-name="T4">. When player clicks on New Game button, the restartCurrentGame method in RestartGame class is called. In this method, </text:span><text:span text:style-name="T5">I clear all variables, and add the new ones to layouts, exactly as mentioned above.</text:span><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8T18:06:57.819401917</meta:creation-date>
    <dc:date>2020-06-18T18:56:49.288092731</dc:date>
    <meta:editing-duration>PT18M21S</meta:editing-duration>
    <meta:editing-cycles>3</meta:editing-cycles>
    <meta:generator>LibreOffice/6.0.7.3$Linux_X86_64 LibreOffice_project/00m0$Build-3</meta:generator>
    <meta:document-statistic meta:table-count="0" meta:image-count="0" meta:object-count="0" meta:page-count="2" meta:paragraph-count="4" meta:word-count="468" meta:character-count="2779" meta:non-whitespace-character-count="2313"/>
  </office:meta>
</office:document-meta>
</file>